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fb8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 - </text:span>MySQL SELECT - извежда данни от таблицата</text:p>
      <text:p text:style-name="Standard"><text:span text:style-name="T1">0 - </text:span>MySQL WHERE - позволява поставяне на условие<text:span text:style-name="T1"> </text:span></text:p>
      <text:p text:style-name="Standard"><text:span text:style-name="T1">1 - </text:span>MySQL AND, OR, NOT - логически операции И, ИЛИ и НЕ</text:p>
      <text:p text:style-name="Standard"><text:span text:style-name="T1">0 - </text:span>MySQL ORDER BY - подрежда данните по дадена колона</text:p>
      <text:p text:style-name="Standard"><text:span text:style-name="T1">1 - </text:span>MySQL INSERT INTO - добавяне на ред в таблицата</text:p>
      <text:p text:style-name="Standard"><text:span text:style-name="T1">1 - </text:span>MySQL NULL Values - символизира празнота, не стойност 0 </text:p>
      <text:p text:style-name="Standard"><text:span text:style-name="T1">1 - </text:span>MySQL UPDATE - променя даден запис</text:p>
      <text:p text:style-name="Standard"><text:span text:style-name="T1">1 - </text:span>MySQL DELETE - изтрива даден запис</text:p>
      <text:p text:style-name="Standard"><text:span text:style-name="T1">1 - </text:span>MySQL LIMIT - лимитира бройката на извежданите редове</text:p>
      <text:p text:style-name="Standard"><text:span text:style-name="T1">1 - </text:span>MySQL MIN and MAX - връщат най-малката и най-голямата стойност в дадена колона</text:p>
      <text:p text:style-name="Standard"><text:span text:style-name="T1">1 - </text:span>MySQL COUNT, AVG, SUM - преброяват, осредняват или сумират записите на дадена колона </text:p>
      <text:p text:style-name="Standard"><text:span text:style-name="T1">1 - </text:span>MySQL LIKE - сравнение на стрингове</text:p>
      <text:p text:style-name="Standard"><text:span text:style-name="T1">0 - </text:span>MySQL Wildcards - <text:s/>не знам</text:p>
      <text:p text:style-name="Standard"><text:span text:style-name="T1">1 - </text:span>MySQL IN - проверя дали дадена стойност е в даден масив от данни</text:p>
      <text:p text:style-name="Standard"><text:span text:style-name="T1">1 - </text:span>MySQL BETWEEN - дали дадена стойност е между дадени стойности</text:p>
      <text:p text:style-name="Standard"><text:span text:style-name="T1">0 - </text:span>MySQL Aliases - задаване на алиас на дадена таблица или колона или друго</text:p>
      <text:p text:style-name="Standard"><text:span text:style-name="T1">1 - </text:span>MySQL Joins - джойнва 2 таблици</text:p>
      <text:p text:style-name="Standard"><text:span text:style-name="T1">1 - </text:span>MySQL INNER JOIN - джойнва записите на таблиците където съвпадат </text:p>
      <text:p text:style-name="Standard"><text:span text:style-name="T1">1 - </text:span>MySQL LEFT JOIN - джойнва записите на таблиците там където съвпадат към лявата таблица</text:p>
      <text:p text:style-name="Standard"><text:span text:style-name="T1">1 - </text:span>MySQL RIGHT JOIN - джойнва записите на таблиците там където съвпадат към дясната таблица</text:p>
      <text:p text:style-name="Standard"><text:span text:style-name="T1">0 - </text:span>MySQL CROSS JOIN - не знам</text:p>
      <text:p text:style-name="Standard"><text:span text:style-name="T1">0 - </text:span>MySQL Self Join - не знам</text:p>
      <text:p text:style-name="Standard"><text:span text:style-name="T1">0 - </text:span>MySQL UNION - не знам</text:p>
      <text:p text:style-name="Standard"><text:span text:style-name="T1">0 - </text:span>MySQL DISTINCT - връща уникалните стойности в дадена колона</text:p>
      <text:p text:style-name="Standard"><text:span text:style-name="T1">1 - </text:span>MySQL GROUP BY - групира по дадена колона</text:p>
      <text:p text:style-name="Standard"/>
      <text:p text:style-name="Standard"><text:span text:style-name="T1">1 - </text:span>MySQL Database - датабаза</text:p>
      <text:p text:style-name="Standard"><text:span text:style-name="T1">1 - </text:span>MySQL Create DB - създава датабаза</text:p>
      <text:p text:style-name="Standard"><text:span text:style-name="T1">1 - </text:span>MySQL Drop DB - премахва датабаза</text:p>
      <text:p text:style-name="Standard"><text:span text:style-name="T1">1 - </text:span>MySQL Create Table - създава таблица в дадена датабаза с дадени колони</text:p>
      <text:p text:style-name="Standard"><text:span text:style-name="T1">1 - </text:span>MySQL Drop Table - премахва дадена таблица</text:p>
      <text:p text:style-name="Standard"><text:span text:style-name="T1">1 - </text:span>MySQL Alter Table - променя дадена таблица</text:p>
      <text:p text:style-name="Standard"><text:span text:style-name="T1">1 - </text:span>MySQL Constraints - ограничава стойностите на дадена колона</text:p>
      <text:p text:style-name="Standard"><text:span text:style-name="T1">0 - </text:span>MySQL Not Null - забранява да е празно</text:p>
      <text:p text:style-name="Standard"><text:span text:style-name="T1">1 - </text:span>MySQL Unique - няма как да има друг запис със същата стойност на тази колона; всеки запис има уникална стойност на тази колона </text:p>
      <text:p text:style-name="Standard"><text:span text:style-name="T1">1 - </text:span>MySQL Primary Key - главен ключ, id</text:p>
      <text:p text:style-name="Standard"><text:span text:style-name="T1">1 - </text:span>MySQL Foreign Key - ключ към друга таблица</text:p>
      <text:p text:style-name="Standard"><text:span text:style-name="T1">1 - </text:span>MySQL Check - условие, което да се спазва от данните в колоната</text:p>
      <text:p text:style-name="Standard"><text:span text:style-name="T1">1 - </text:span>MySQL Default - стойност по подразбиране </text:p>
      <text:p text:style-name="Standard"><text:span text:style-name="T1">0 - </text:span>MySQL Auto Increment - автоматично увеличаване на стойността на всеки запис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08:45:02.376286840</meta:creation-date>
    <dc:date>2022-11-29T08:54:33.105998643</dc:date>
    <meta:editing-duration>PT9M3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9" meta:word-count="426" meta:character-count="2156" meta:non-whitespace-character-count="1762"/>
  </office:meta>
</office:document-meta>
</file>